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Inter" fo:font-size="13.5pt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.25in" fo:margin-bottom="0.1665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ter" fo:font-size="13.5pt" fo:letter-spacing="normal" fo:font-style="normal" fo:font-weight="bold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Inter" fo:font-size="10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043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font-name="Inte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xt</text:h>
      <text:p text:style-name="P3">As per reports, as a consequence of the unsustainable increase in population and a lack of access to adequate health care, food, and shelter, the number of genetic disorder ailments have increased. Hereditary illnesses are becoming more common due to a lack of understanding about the need for genetic testing. Often kids die as a result of these illnesses, thus genetic testing during pregnancy is critical.</text:p>
      <text:h text:style-name="P2" text:outline-level="3">Content</text:h>
      <text:p text:style-name="P3">You are given a dataset that contains medical information about children who have genetic disorders. Your task is to predict the following:</text:p>
      <text:p text:style-name="P3">Genetic disorder<text:line-break/>Disorder subclass</text:p>
      <text:h text:style-name="P2" text:outline-level="3">Acknowledgements</text:h>
      <text:p text:style-name="P4">This dataset has been take from Hackerearth Machine Learning Challeng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20:25:11.379198696</meta:creation-date>
    <dc:date>2021-09-28T20:25:50.062829930</dc:date>
    <meta:editing-duration>PT3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05" meta:character-count="681" meta:non-whitespace-character-count="583"/>
  </office:meta>
</office:document-meta>
</file>